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9900"/>
    </style:style>
    <style:style style:name="P10"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1"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3"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4" style:family="paragraph" style:parent-style-name="Standard">
      <style:paragraph-properties fo:margin-top="0cm" fo:margin-bottom="0.353cm" fo:line-height="115%" fo:text-align="start" style:justify-single-word="false"/>
      <style:text-properties fo:color="#000000" style:font-name="Times New Roman"/>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0"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1"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2"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3" style:family="paragraph" style:parent-style-name="Standard">
      <style:paragraph-properties fo:margin-top="0cm" fo:margin-bottom="0.353cm" fo:line-height="115%" fo:text-align="start" style:justify-single-word="false"/>
    </style:style>
    <style:style style:name="P24" style:family="paragraph" style:parent-style-name="Standard">
      <style:paragraph-properties fo:margin-top="0cm" fo:margin-bottom="0.353cm" fo:line-height="115%" fo:text-align="start" style:justify-single-word="false"/>
      <style:text-properties fo:font-weight="bold" style:font-weight-asian="bold" style:font-weight-complex="bold"/>
    </style:style>
    <style:style style:name="P25" style:family="paragraph" style:parent-style-name="Text_20_body">
      <style:paragraph-properties fo:margin-top="0cm" fo:margin-bottom="0cm" fo:padding="0.049cm" fo:border="0.002cm solid #d9d9e3"/>
      <style:text-properties fo:font-size="12pt" style:font-size-asian="12pt" style:font-size-complex="12pt"/>
    </style:style>
    <style:style style:name="P26"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7" style:family="paragraph" style:parent-style-name="Text_20_body">
      <style:paragraph-properties fo:text-align="start" style:justify-single-word="false"/>
      <style:text-properties fo:color="#009900"/>
    </style:style>
    <style:style style:name="P28"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color="#000000" style:font-name="Times New Roman" fo:font-size="14pt" style:font-size-asian="14pt" style:font-size-complex="14pt"/>
    </style:style>
    <style:style style:name="P31" style:family="paragraph" style:parent-style-name="Standard">
      <style:paragraph-properties fo:text-align="center" style:justify-single-word="false"/>
      <style:text-properties fo:font-size="14pt" style:font-size-asian="14pt" style:font-size-complex="14pt"/>
    </style:style>
    <style:style style:name="P32" style:family="paragraph" style:parent-style-name="Standard">
      <style:paragraph-properties fo:text-align="center" style:justify-single-word="false"/>
      <style:text-properties fo:color="#009900"/>
    </style:style>
    <style:style style:name="P33"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ext-properties fo:color="#009900"/>
    </style:style>
    <style:style style:name="P36"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37" style:family="paragraph" style:parent-style-name="Text_20_body">
      <style:paragraph-properties fo:text-align="start" style:justify-single-word="false"/>
      <style:text-properties fo:color="#00cc00" style:font-name="Times New Roman"/>
    </style:style>
    <style:style style:name="P38" style:family="paragraph" style:parent-style-name="Text_20_body">
      <style:paragraph-properties fo:padding="0.049cm" fo:border="0.002cm solid #d9d9e3"/>
      <style:text-properties fo:font-size="14pt" style:font-size-asian="14pt" style:font-size-complex="14pt"/>
    </style:style>
    <style:style style:name="P39" style:family="paragraph" style:parent-style-name="Text_20_body">
      <style:paragraph-properties fo:padding="0.049cm" fo:border="0.002cm solid #d9d9e3"/>
      <style:text-properties fo:color="#009900"/>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fo:font-variant="normal" fo:text-transform="none" fo:color="#000000" style:font-name="Times New Roman" fo:font-size="15pt" fo:letter-spacing="normal" fo:font-style="normal" style:font-size-asian="15pt" style:font-size-complex="15pt"/>
    </style:style>
    <style:style style:name="T6" style:family="text">
      <style:text-properties fo:font-variant="normal" fo:text-transform="none" fo:color="#000000" style:font-name="Times New Roman" fo:font-size="15pt" fo:letter-spacing="normal" fo:font-style="normal" fo:font-weight="normal" style:font-size-asian="15pt" style:font-size-complex="15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style:font-style-asian="normal" style:font-style-complex="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font-name="Times New Roman" fo:font-size="12pt" fo:letter-spacing="normal" fo:font-style="normal" fo:font-weight="normal"/>
    </style:style>
    <style:style style:name="T11" style:family="text">
      <style:text-properties fo:font-variant="normal" fo:text-transform="none" fo:color="#000000" style:font-name="Times New Roman" fo:letter-spacing="normal" fo:font-style="normal" fo:font-weight="normal"/>
    </style:style>
    <style:style style:name="T12" style:family="text">
      <style:text-properties fo:font-variant="normal" fo:text-transform="none" fo:color="#800000" style:font-name="Times New Roman" fo:letter-spacing="normal" fo:font-style="normal" fo:font-weight="normal" fo:background-color="transparent" style:font-name-asian="Calibri"/>
    </style:style>
    <style:style style:name="T13" style:family="text">
      <style:text-properties fo:font-variant="normal" fo:text-transform="none" fo:color="#ff3333" style:font-name="Times New Roman" fo:font-size="12pt" fo:letter-spacing="normal" fo:font-style="normal" fo:font-weight="normal" style:font-size-asian="12pt" style:font-size-complex="12pt"/>
    </style:style>
    <style:style style:name="T14"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5"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6" style:family="text">
      <style:text-properties fo:font-variant="normal" fo:text-transform="none" fo:font-size="12pt" fo:letter-spacing="normal" fo:font-style="normal" fo:font-weight="normal"/>
    </style:style>
    <style:style style:name="T17" style:family="text">
      <style:text-properties fo:font-variant="normal" fo:text-transform="none" fo:font-size="12pt" fo:letter-spacing="normal" fo:font-style="normal" fo:font-weight="normal" style:font-size-asian="12pt" style:font-size-complex="12pt"/>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font-size="15pt" fo:letter-spacing="normal" fo:font-style="normal" fo:font-weight="normal" style:font-size-asian="15pt" style:font-size-complex="15pt"/>
    </style:style>
    <style:style style:name="T20" style:family="text">
      <style:text-properties fo:font-variant="normal" fo:text-transform="none" fo:font-size="15pt" fo:letter-spacing="normal" fo:font-style="normal" style:font-size-asian="15pt" style:font-size-complex="15pt"/>
    </style:style>
    <style:style style:name="T21" style:family="text">
      <style:text-properties fo:font-variant="normal" fo:text-transform="none" style:font-name="Times New Roman" fo:font-size="15pt" fo:letter-spacing="normal" fo:font-style="normal" style:font-size-asian="15pt" style:font-size-complex="15pt"/>
    </style:style>
    <style:style style:name="T22" style:family="text">
      <style:text-properties fo:font-variant="normal" fo:text-transform="none" fo:color="#009900" style:font-name="Times New Roman" fo:font-size="12pt" fo:letter-spacing="normal" fo:font-style="normal" fo:font-weight="normal" style:font-size-asian="12pt" style:font-size-complex="12pt"/>
    </style:style>
    <style:style style:name="T23" style:family="text">
      <style:text-properties fo:font-variant="normal" fo:text-transform="none" fo:color="#00cc00" style:font-name="Times New Roman" fo:font-size="12pt" fo:letter-spacing="normal" fo:font-style="normal" fo:font-weight="normal"/>
    </style:style>
    <style:style style:name="T24" style:family="text">
      <style:text-properties fo:color="#000000"/>
    </style:style>
    <style:style style:name="T25" style:family="text">
      <style:text-properties fo:color="#000000" style:font-name="Times New Roman" fo:font-size="12pt" style:font-size-asian="12pt" style:font-size-complex="12pt"/>
    </style:style>
    <style:style style:name="T26" style:family="text">
      <style:text-properties style:font-name="Times New Roman" fo:font-size="12pt" style:font-size-asian="12pt" style:font-size-complex="12pt"/>
    </style:style>
    <style:style style:name="T27" style:family="text">
      <style:text-properties style:font-name="Times New Roman" fo:font-size="15pt" style:font-size-asian="15pt" style:font-size-complex="15pt"/>
    </style:style>
    <style:style style:name="T28" style:family="text">
      <style:text-properties fo:font-size="12pt" style:font-size-asian="12pt" style:font-size-complex="12pt"/>
    </style:style>
    <style:style style:name="T29" style:family="text">
      <style:text-properties fo:color="#800000" style:font-name="Times New Roman" fo:font-weight="normal" fo:background-color="transparent" style:font-name-asian="Calibri"/>
    </style:style>
    <style:style style:name="T30" style:family="text">
      <style:text-properties fo:color="#800000" style:font-name="Times New Roman" fo:font-weight="normal" fo:background-color="transparent" style:font-name-asian="Calibri" style:font-name-complex="Times New Roman"/>
    </style:style>
    <style:style style:name="T31"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32" style:family="text">
      <style:text-properties style:font-name-complex="Times New Roman"/>
    </style:style>
    <style:style style:name="T33"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style:style style:name="T34" style:family="text">
      <style:text-properties fo:color="#009900"/>
    </style:style>
    <style:style style:name="T35" style:family="text">
      <style:text-properties fo:font-size="20pt" style:font-size-asian="20pt" style:font-size-complex="20pt"/>
    </style:style>
    <style:style style:name="T36" style:family="text">
      <style:text-properties fo:font-size="14pt" style:font-size-asian="14pt" style:font-size-complex="14pt"/>
    </style:style>
    <style:style style:name="T37" style:family="text">
      <style:text-properties fo:font-size="14pt" fo:font-weight="normal" style:font-size-asian="14pt" style:font-weight-asian="normal" style:font-size-complex="14pt"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35"/></text:p>
      <text:p text:style-name="P8"><text:span text:style-name="T35">Au Coeur du Tamil Eelam</text:span></text:p>
      <text:p text:style-name="P8"><text:span text:style-name="T35"/></text:p>
      <text:p text:style-name="P8"><text:span text:style-name="T35">Thipakan Sriranjan</text:span></text:p>
      <text:p text:style-name="P8"><text:span text:style-name="T3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34"><text:span text:style-name="T36">La couverture de ce livre a été créée par </text:span><text:span text:style-name="Strong_20_Emphasis"><text:span text:style-name="T37">Thipakan Sriranjan</text:span></text:span><text:span text:style-name="T36">. Tous les éléments visuels, y compris la représentation de la carte du Tamil Eelam et de la gloriosa superba (Karthigai Poo), ont été dessinés par l'auteur spécifiquement pour cette œuvre.</text:span></text:p>
      <text:p text:style-name="P38">La carte du Tamil Eelam est utilisée comme source d'inspiration pour la représentation artistique de l'auteur et ne constitue pas une reproduction exacte de la carte originale. La gloriosa superba est une création artistique basée sur l'aspect visuel de cette fleur.</text:p>
      <text:p text:style-name="Text_20_body"><text:lin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text:p>
      <text:p text:style-name="P8"><text:span text:style-name="T1"/></text:p>
      <text:p text:style-name="P8"><text:span text:style-name="T1"/></text:p>
      <text:p text:style-name="P8"><text:span text:style-name="T1"/></text:p>
      <text:p text:style-name="P31"><text:span text:style-name="T7">© 2024 Thipakan Sriranjan</text:span></text:p>
      <text:p text:style-name="P30"><text:span text:style-name="T18"/></text:p>
      <text:p text:style-name="P30"><text:span text:style-name="T18">Tous droits réservés. Aucune partie de ce livre ne peut être reproduite sous quelque forme que ce soit sans l'autorisation écrite de l'auteur, sauf dans le cadre des exceptions prévues par la loi.</text:span><text:span text:style-name="T18"> </text:span></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pan text:style-name="T23"/></text:p>
      <text:p text:style-name="P34"><text:soft-page-break/><text:span text:style-name="T23">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span></text:p>
      <text:p text:style-name="P36"/>
      <text:p text:style-name="P37"><text:span text:style-name="T16">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 </text:span></text:p>
      <text:p text:style-name="P34"/>
      <text:p text:style-name="P27">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9">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9">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9">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9">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27"><text:soft-page-break/><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7"/>
      <text:p text:style-name="P28">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32">நல்லூர் கந்தசுவாமி கோவில்),</text:span> un sanctuaire sacré dédié à l'adoration des divinités hindoues. Chaque pierre et chaque prière en font un lieu où se mêlent spiritualité et ferveur inébranlable. De même, la Bibliothèque de Jaffna (<text:span text:style-name="T32">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7"/>
      <text:p text:style-name="P27">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7"/>
      <text:p text:style-name="P27">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7"/>
      <text:p text:style-name="P27">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5"/>
      <text:p text:style-name="P25"/>
      <text:p text:style-name="P25"/>
      <text:p text:style-name="P26"/>
      <text:p text:style-name="P3">Le pays a adopté comme système politique une démocratie. Il y a donc un parlement et plusieurs partis politiques.</text:p>
      <text:p text:style-name="P3"><text:soft-page-break/></text:p>
      <text:p text:style-name="P2"><text:span text:style-name="T26">En 1956 , le </text:span><text:span text:style-name="T25">«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
      <text:p text:style-name="P1">Le début de l'année 1974 est marqué par un triste événement pour les tamouls de l'Eelam. En effet , du 3 au 10 janvier s'est déroulée la Conférence mondiale tamoule (<text:span text:style-name="T32">உலகத் தமிழ் மாநாடு</text:span>). Il s'agit d'une série de conférences qui discutent sur l'évolution de la langue tamoule. Elle peut avoir lieu dans n'importe quelle ville du monde et en 1974 elle a eu lieu à Jaffna. Il s'agissait de la quatrième édition de cette conférence. Lors du dernier événement de la conférence, la police sri-lankaise a ouvert le feu. Ils ont également coupés les fils électriques , entraînant la mort de 11 participants.</text:p>
      <text:p text:style-name="P2"><text:span text:style-name="T28">Dans son rapport du 18 février 1974 ,la commission d'enquête sur cette tragédie estime que la police est coupable de cet incident. Pourtant, l'inspecteur de police responsable de cet incident, Mr.Chandrasekara a été promu par le premier ministre </text:span><text:span text:style-name="T3">Srimavo Bandaranayaka.</text:span></text:p>
      <text:p text:style-name="P1"/>
      <text:p text:style-name="P1">En mai de la même année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 Les forces de sécurité ont alors réagi de manière violente en tuant plusieurs manifestants.</text:p>
      <text:p text:style-name="P1"/>
      <text:p text:style-name="P1"/>
      <text:p text:style-name="P11">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1">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pan text:style-name="T28">Prabhakaran est né dans la ville de </text:span><text:span text:style-name="T2">Valvettithurai</text:span><text:span text:style-name="T25"> le 26 novembre 1954. Il a alors 22 ans lorsqu'il </text:span><text:soft-page-break/><text:span text:style-name="T25">fonde le LTTE. D'après lui seul la création d'un Etat indépendant permettrait aux tamouls de vivre en sécurité.</text:span></text:p>
      <text:p text:style-name="P7"/>
      <text:p text:style-name="P7"/>
      <text:p text:style-name="P7"/>
      <text:p text:style-name="P7">Les tigres sont majoritairement composés de jeunes tamouls prêts à se battre pour la cause.</text:p>
      <text:p text:style-name="P7">Lors de la créations du LTTE , les tigres avaient des armes légères qu'ils ont obtenus lors de raids contre les forces de sécurité du gouvernement sri-lankais. Ils ont également fabriqués des engins explosifs par eux-mêmes. </text:p>
      <text:p text:style-name="P7"/>
      <text:p text:style-name="P1">Dans tout conflit armé il y a toujours des pertes civiles comme militaires.</text:p>
      <text:p text:style-name="P1"/>
      <text:p text:style-name="P1"/>
      <text:p text:style-name="P10"><text:span text:style-name="T18">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9">De plus au parlement, certains députés cinghalais ont même suggéré à la population tamoule de retourner en Inde.</text:span><text:span text:style-name="T18">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6"/>
      <text:p text:style-name="P6"/>
      <text:p text:style-name="P6">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22">Malheureusement, faute de traitement médical approprié, l'état de Shankar s'est rapidement détérioré. Ses derniers mots ont été adressés à Prabhakaran, qu'il affectionnait en l'appelant "thambi", c'est-à-dire son jeune frère. </text:span><text:span text:style-name="T22">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7"> </text:span><text:span text:style-name="T22"><text:line-break/></text:span></text:p>
      <text:p text:style-name="P1"/>
      <text:p text:style-name="P1"/>
      <text:p text:style-name="P1">L'année 1983 est connu pour un événement très triste pour la communauté tamoule : le black july.</text:p>
      <text:p text:style-name="P1"><text:soft-page-break/>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7"><text:span text:style-name="T18">Le bilan des conséquences pour la communauté tamoule est terrible :</text:span> </text:p>
      <text:p text:style-name="P5"/>
      <text:p text:style-name="P2"><text:span text:style-name="Strong_20_Emphasis"><text:span text:style-name="T5">–</text:span></text:span><text:span text:style-name="T6"> </text:span><text:span text:style-name="T2">Environ 200 000 Tamouls ont été contraints de devenir des réfugiés à la suite de ces événements.</text:span><text:span text:style-name="T25"> <text:line-break/></text:span><text:span text:style-name="Strong_20_Emphasis"><text:span text:style-name="T20">–</text:span></text:span><text:span text:style-name="T19"> </text:span><text:span text:style-name="T25">On estime que près de 3000 Tamouls ont perdu la vie.</text:span></text:p>
      <text:p text:style-name="P7"><text:span text:style-name="Strong_20_Emphasis"><text:span text:style-name="T20">–</text:span></text:span><text:span text:style-name="T19"> </text:span><text:span text:style-name="T18">Les dégâts matériels ont été considérables, avec environ 8000 maisons et 5000 commerces appartenant à la communauté tamoule détruits.</text:span> </text:p>
      <text:p text:style-name="P7"><text:span text:style-name="Strong_20_Emphasis"><text:span text:style-name="T20">–</text:span></text:span><text:span text:style-name="T19"> </text:span><text:span text:style-name="T18">Aucune enquête publique n'a été diligentée pour examiner les causes et les responsabilités après ces émeutes dévastatrices.</text:span> </text:p>
      <text:p text:style-name="P7"><text:span text:style-name="Strong_20_Emphasis"><text:span text:style-name="T20">–</text:span></text:span><text:span text:style-name="T19"> </text:span><text:span text:style-name="T18">Des rapports indépendants suggèrent unanimement que les violences ont été attribuées au gouvernement, selon des sources non-officielles.</text:span></text:p>
      <text:p text:style-name="P4"/>
      <text:p text:style-name="P4"/>
      <text:p text:style-name="P4">La souffrance d'innocents tamouls a continué les années suivantes.</text:p>
      <text:p text:style-name="P10"><text:span text:style-name="T24">Par exemple le 6 janvier 1985 a eu lieu un événement tragique : le massacre de l'église de Vankalai dans la ville de Mannar.</text:span> <text:span text:style-name="T24">Le révérend Bastian, prêtre catholique respecté, était là pour défendre les civils pris dans les affrontements entre l'armée srilankaise et le LTTE.</text:span> Son engagement humanitaire et son plaidoyer contre les atrocités de l'armée envers les civils tamouls ont joué un rôle crucial. En 1984, lors des offensives militaires dans la région de Mannar, le révérend Bastian et le révérend Jeyarajasingham de l'église méthodiste de Murunkan ont lancé une campagne pour dénoncer les violences de l'armée contre les civils tamouls, cherchant à attirer l'attention des organisations internationales de défense des droits de l'homme.</text:p>
      <text:p text:style-name="P10">Suite à une attaque à la mine terrestre le 4 décembre 1984, où plusieurs soldats ont perdu la vie, l'armée srilankaise a répliqué de manière brutale en tuant des centaines de civils tamouls travaillant dans leurs rizières. Le 13 décembre 1984, le pasteur Jeyarajasingham a été abattu par l'armée srilankaise alors qu'il était dans son véhicule. Malgré les menaces, le révérend Bastian a courageusement contribué à rassembler les dépouilles des victimes pour les remettre aux autorités. Le 31 décembre 1984, l'armée a averti le révérend Bastian de ne pas s'immiscer dans ses opérations.</text:p>
      <text:p text:style-name="P7"><text:span text:style-name="T34">Le 6 janvier 1985, l'armée a encerclé Vankalai et a ouvert le feu sur l'église Sainte-Anne locale, tuant le révérend Bastian et d'autres civils. Des témoins oculaires rapportent que l'armée a traîné le corps du révérend Bastian jusqu'à un lieu secret. </text:span>Bien que le gouvernement ait catégoriquement nié toutes les allégations contre l'armée srilankaise, le massacre de Vankalai montre la perte de vies innocentes </text:p>
      <text:p text:style-name="P1"/>
      <text:p text:style-name="P11"/>
      <text:p text:style-name="P11"/>
      <text:p text:style-name="P12">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text:soft-page-break/>l’entraînement terminé, ces derniers ont la possibilité de rendre visite à leurs familles et amis proches. <text:s/>Avant leurs mission ils ont également droit à un déjeuner avec Prabhakaran lui-même.</text:p>
      <text:p text:style-name="P12"/>
      <text:p text:style-name="P13"><text:span text:style-name="T30">Le premier tigre noir , </text:span><text:span text:style-name="T12">Vallipuram Vasanthan dit « Captain Miller »</text:span><text:span text:style-name="T29"> est né le 1er janvier 1966. <text:s text:c="8"/>Le 05 juillet 1987, il attaque une base de l'armée sri-lankaise dans une école à Nelliady en conduisant un camion rempli d'explosifs. <text:s text:c="8"/></text:span></text:p>
      <text:p text:style-name="P12"/>
      <text:p text:style-name="P12">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2"/>
      <text:p text:style-name="P12">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de la paix » , plus connue sous le nom d'IPKF (Indian Peace Keeping Force) au Tamil Eelam. L'objectif de l'IPKF était de désarmer le LTTE.</text:p>
      <text:p text:style-name="P12"/>
      <text:p text:style-name="P23"><text:span text:style-name="T33"><text:s/>Pendant cette période , u</text:span><text:span text:style-name="T31">n des membres du LTTE a une histoire très connue et intéréssante. Il s'appelait : </text:span><text:span text:style-name="T13">Rasaiah Parthipan </text:span><text:span text:style-name="T14">(</text:span><text:span text:style-name="T15">இராசையா <text:s text:c="3"/>பார்த்திபன)</text:span><text:span text:style-name="T13">.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5">Cependant après les évènements de juillet noir il décida de rejoindre les tigres tamouls et pris le nom de guerre de “Thileepan”.</text:p>
      <text:p text:style-name="P15">En 1987 le LTTE avait formulé 5 demandes importantes au gouvernement indien:</text:p>
      <text:p text:style-name="P15"><text:span text:style-name="Strong_20_Emphasis"><text:span text:style-name="T27">–</text:span></text:span>libérer tous les prisonniers politiques tamouls enfermés par l'effet de la loi sur la prévention du terrorisme.</text:p>
      <text:p text:style-name="P14"><text:span text:style-name="Strong_20_Emphasis"><text:span text:style-name="T21">–</text:span></text:span><text:span text:style-name="T17">a</text:span><text:span text:style-name="T16">rrêter l'expansion de la colonisation cinghalaise sur les terres tamoules déguisée sous le prétexte de "réhabilitation" en attendant d'établir un conseil administratif temporaire</text:span></text:p>
      <text:p text:style-name="P16"><text:soft-page-break/><text:span text:style-name="Strong_20_Emphasis"><text:span text:style-name="T27">–</text:span></text:span>mettre un terme à la construction de postes de police dans les régions du Nord et de l'Est</text:p>
      <text:p text:style-name="P16"><text:span text:style-name="Strong_20_Emphasis"><text:span text:style-name="T27">–</text:span></text:span>désarmer les "home guards" et retirer l'armée ainsi que la police des établissements scolaires et des collèges.</text:p>
      <text:p text:style-name="P18"><text:span text:style-name="Strong_20_Emphasis"><text:span text:style-name="T27">–</text:span></text:span>abroger la loi d'urgence</text:p>
      <text:p text:style-name="P18"/>
      <text:p text:style-name="P18">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8">Le deuxième jour de la grève de la faim (le 16 septembre), alors que la fatigue apparu peu à peu , Thileepan demanda un microphone pour parler 2 minutes. Voici son discours :</text:p>
      <text:p text:style-name="P18"/>
      <text:p text:style-name="P18"/>
      <text:p text:style-name="P20">« Vanakkam à mon peuple bien-aimé. Comme je suis incapable de me tenir debout et de parler, je vais m'asseoir tout en parlant.</text:p>
      <text:p text:style-name="P20">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20"/>
      <text:p text:style-name="P20">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20"/>
      <text:p text:style-name="P20">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20"/>
      <text:p text:style-name="P20"/>
      <text:p text:style-name="P20"/>
      <text:p text:style-name="P19"><text:soft-page-break/>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9">Les jours suivants, sa santé s'est détériorée au fur et à mesure et la nouvelle concernant sa grève de la faim a fait le tour du monde. En Inde dans l'Etat du Tamil Nadu , la grève de la faim de Thileepan a même fait la une des journaux.</text:p>
      <text:p text:style-name="P19">Thileepan est décédé le 26 septembre au bout de 12 jours de grève de la faim.</text:p>
      <text:p text:style-name="P19">Le 28 septembre son corps a été donné au département médical de l'université de Jaffna comme il le souhaitait. Son décès a été une très grande tristesse pour la communauté tamoule.</text:p>
      <text:p text:style-name="P22">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2">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19">Un événement connu ds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1"/>
      <text:p text:style-name="P21">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de l'histoire, illustrant les défis du maintien de la paix dans des conflits internes.</text:p>
      <text:p text:style-name="P19"/>
      <text:p text:style-name="P21"><text:soft-page-break/>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1"/>
      <text:p text:style-name="P21">Au cœur de ces commémorations se trouvaient les Thuyilum Illam (<text:span text:style-name="T32">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1"/>
      <text:p text:style-name="P21">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1"/>
      <text:p text:style-name="P19">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text:soft-page-break/>évitant de confirmer ou de nier directement la responsabilité du LTTE. Il est important de noter que malgré les accusations et les preuves potentiell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19"/>
      <text:p text:style-name="P19"/>
      <text:p text:style-name="P19"/>
      <text:p text:style-name="P21">Entre 1990 et 1995, le Sri Lanka a été confronté à une période de conflit intense entre le LTTE et le gouvernement srilankais, marquée par plusieurs événements majeurs.</text:p>
      <text:p text:style-name="P21">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1">Cette période a également été marquée par l'assassinat du président srilankais Ranasinghe Premadasa en 1993.<text:span text:style-name="T24"> Bien que le LTTE n'ait pas revendiqué cet acte, certains membres de la communauté cinghalaise en soupçonnent d'être l'auteur. Après le décès de Premadasa , c'est ensuite Chandrika Kumaratnuga , une membre du Sri Lanka Freedom Party, qui a été élue présidente.</text:span></text:p>
      <text:p text:style-name="P21">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pertes humaines des deux côtés et a plongé la population civile dans une situation de souffrance et d'insécurité croissantes.</text:p>
      <text:p text:style-name="P24"><text:span text:style-name="T8">Juillet 1995 est encore un très triste événement pour la communauté tamoule. En effet dans le village de Navaly à Jaffna , il y avait beaucoup de tamouls dans l'église catholique Saint-Pierre et Sain-Paul et dans le temple hindou </text:span><text:span text:style-name="T4">Sri Kathirgama Murugan</text:span><text:span text:style-name="T8">. Ces derniers s'étaient réfugiés pour se mettre à l'abri de la guerre. D'après plusieurs survivants , le 9 juillet dans l'après midi , un avion de l'armée sri-lankaise a bombardé ces deux lieux , faisant au moins une centaine de morts et plusieurs blessés. Ce massacre est vraiment triste car beaucoup d'innocents tamils ont soufferts. La présidente du Sri Lanka , Chandrika Kumaratunga a nié la responsabilité de l'armée sri-lankaise dans ce massacre, alors que plusieurs enquêtes indépendantes confirment le contraire.</text:span></text:p>
      <text:p text:style-name="P21"/>
      <text:p text:style-name="P17">Malheureusement la souffrance de la population civile ne s'est pas arrêtée à là. En septembre 1995, le gouvernement sri-lankais a établi des mesures d'urgences qui permettent la censure sur les articles de guerre. Un ou plusieurs membres du gouvernement devaient analyser les articles avant d'autoriser les médias à les publier. Le 22 septembre l'armée sri-lankaise bombarde l'école Nagarkovil Maha Vidyalayam à Jaffna. Il y avait 750 enfants dans l'école en <text:soft-page-break/>pause déjeuner à ce moment là. Le bilan des frappes aériennes est terrible car il fait état de 71 morts et 150 blessés. De plus concernant les blessés beaucoup d'enfants ont été amputés , se retrouvant ainsi en situation de handicap. La Croix-Rouge internationale à visité les lieux et la scène est dramatique. Des traces de sang, des morceaux de chair humaine et des manuels scolaires ont été retrouvés d'après plusieurs rapports de presse.</text:p>
      <text:p text:style-name="P21"/>
      <text:p text:style-name="P21">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1">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21">Ensuite en <text:s/>1997, malgré les pourparlers initiés par la Norvège pour parvenir à un accord de paix, les efforts de médiation n'ont pas abouti à une résolution durable du conflit.</text:p>
      <text:p text:style-name="P21">Cette période a <text:span text:style-name="T24">donc </text:span>été marquée par la persistance des affrontements armés malgré des initiatives de médiation et des tentatives de résolution pacifique. Le conflit entre le LTTE et le gouvernement sri-lankais est resté dans une impasse, sans perspective claire d'une résolution durable.</text:p>
      <text:p text:style-name="P21"/>
      <text:p text:style-name="P21"/>
      <text:p text:style-name="P21"/>
      <text:p text:style-name="P21">EN PLUS ;</text:p>
      <text:p text:style-name="P21">Captain Pandithar</text:p>
      <text:p text:style-name="P21">Major Sothiya</text:p>
      <text:p text:style-name="P21">Trinco 5</text:p>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Chapitre : La Diaspora Tamoule à Travers le Monde**</text:p>
      <text:p text:style-name="P21"/>
      <text:p text:style-name="P21">La diaspora tamoule, dispersée à travers le monde, incarne une richesse culturelle et une diversité d'expériences. Ce chapitre examine la présence et l'influence de la diaspora tamoule dans différents pays, mettant en lumière ses contributions et les défis rencontrés dans des contextes variés.</text:p>
      <text:p text:style-name="P21"/>
      <text:p text:style-name="P21">En France, la diaspora tamoule joue un rôle central dans la préservation de la culture tamoule. Elle contribue de manière significative à la vie sociale et économique du pays, avec des associations culturelles et des événements festifs qui témoignent de cette préservation culturelle. Un élément notable de cette expérience en France réside dans le fait que beaucoup de membres de la diaspora tamoule ne connaissaient pas la langue française à leur arrivée, contrairement aux Tamils de Pondichéry <text:span text:style-name="T24">(une ville du Tamil Nadu),</text:span> qui peuvent souvent avoir une familiarité avec le français. Malgré cette barrière linguistique initiale, la diaspora tamoule a su se débrouiller et s'intégrer avec succès, démontrant ainsi sa résilience et sa capacité d'adaptation.</text:p>
      <text:p text:style-name="P21"/>
      <text:p text:style-name="P21">La diaspora tamoule au Canada a une histoire de migration qui a commencé dans les années 1940 et 1950, avec les premiers arrivants cherchant des opportunités éducatives et professionnelles. Principalement présente à Toronto, Vancouver, Montréal et Ottawa, la communauté tamoule contribue à la diversité culturelle du pays. Les traditions tamoules sont préservées à travers des temples, associations culturelles et festivals comme Pongal, Deepavali et Thaipusam, célébrés pour partager la culture avec la société canadienne.Engagée dans des activités communautaires et éducatives, la diaspora tamoule a créé des organisations caritatives soutenant les nouveaux arrivants et encourageant l'autonomisation des jeunes.Malgré les défis d'adaptation culturelle et linguistique, la résilience de la communauté tamoule se manifeste dans ses succès professionnels et ses contributions économiques, enrichissant la diversité canadienne.</text:p>
      <text:p text:style-name="P21"/>
      <text:p text:style-name="P21">Au-delà de ces <text:s/>pays, la diaspora tamoule s'étend à d'autres pays du globe.</text:p>
      <text:p text:style-name="P21"/>
      <text:p text:style-name="P21"/>
      <text:p text:style-name="P21"/>
      <text:p text:style-name="P21"/>
      <text:p text:style-name="P21"/>
      <text:p text:style-name="P21"/>
      <text:p text:style-name="P21"/>
      <text:p text:style-name="P21"/>
      <text:p text:style-name="P21"><text:soft-page-break/>Dans la mosaïque culturelle du Sri Lanka, les mariages entre Tamouls et Cinghalais sont fréquents malgré les différences linguistiques et culturelles. <text:span text:style-name="T24">Cependant</text:span> la bilinguisme est répandu, facilitant la communication entre les couples. Les différences religieuses sont également présentes. <text:span text:style-name="T24">Nous avons vu que</text:span> <text:s/>la majorité des Cinghalais sont bouddhistes, tandis que la plupart des Tamouls sont hindous, bien qu'il y ait des chrétiens dans les deux groupes. Les mariages interreligieux, bien que parfois complexes, montrent la capacité des couples à surmonter ces différences. L'acceptation sociale de ces mariages peut varier selon les régions et les mentalités locales, mais elle tend à s'améliorer avec le temps. Chaque couple mixte crée son propre récit en fusionnant les coutumes des deux communautés lors des célébrations de mariage. Les enfants issus de ces unions vivent une dualité culturelle, exposés aux deux héritages de leurs parents. Cette dualité peut être à la fois enrichissante et difficile, car les enfants jonglent avec deux langues, deux religions et deux ensembles de traditions. <text:span text:style-name="T24">Certains successeurs choisissent donc l'une des deux cultures tandis que d'autres fusionnent les deux en apprenant le tamoul et le cinghalais. La question des fêtes est aussi importante. Certaines familles mixtes célèbrent donc les fêtes importantes pour les deux communautés comme le Thai Pongal chez les Tamouls et Vesak chez les Cinghalais. Certaines familles de culture mixte honorent donc l'héritage des deux communautés. Il est également évident qu'il y a moins de barrières dans les mariages entre Tamouls et Cinghalais de confession chrétienne. <text:s/></text:span>Chaque mariage entre Tamouls et Cinghalais est unique, façonné par l'éducation, les valeurs individuelles et la volonté de compromis. Ces histoires d'amour montrent que les liens profonds peuvent être créés au-delà des différences ethniques apparent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Les Tamouls de l'Eelam et les Kurdes se distinguent en tant que deux groupes ethniques distincts, partageant des similitudes marquées dans leur histoire et leurs revendications territoriales. Les Tamouls de l'Eelam, tout comme les Kurdes, possèdent des langues, des cultures et des identités uniques qui se démarquent nettement des populations environnantes.</text:p>
      <text:p text:style-name="P21">Ces deux groupes ont des aspirations territoriales, cherchant à établir un État ou une autonomie dans des régions spécifiques où ils sont historiquement enracinés. Les Tamouls de l'Eelam revendiquent une région du Sri Lanka, tandis que les Kurdes aspirent à une autonomie ou à la création d'un État dans des zones de Turquie, d'Irak, d'Iran et de Syrie.</text:p>
      <text:p text:style-name="P21">Les Tamouls de l'Eelam et les Kurdes ont été impliqués dans des conflits internes avec les gouvernements de leurs pays respectifs, luttant souvent pour une plus grande autonomie ou des droits politiques pour leur communauté. Leur désir commun est de gouverner leurs propres territoires, avec des revendications d'indépendance ou d'autonomie politique fréquemment exprimées.</text:p>
      <text:p text:style-name="P21">Ces deux groupes ont également partagé des expériences d'oppression, de discrimination et de marginalisation de la part des gouvernements et des populations majoritaires de leurs pays respectifs. Il est toutefois essentiel de noter que chaque groupe possède ses propres particularités historiques, culturelles et politiques distinc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2-07T23:03:34.38</dc:date>
    <meta:editing-duration>P2DT15H25M48S</meta:editing-duration>
    <meta:editing-cycles>141</meta:editing-cycles>
    <meta:generator>OpenOffice/4.1.8$Win32 OpenOffice.org_project/418m3$Build-9803</meta:generator>
    <dc:creator>Thipakan Sriranjan</dc:creator>
    <meta:document-statistic meta:table-count="0" meta:image-count="0" meta:object-count="0" meta:page-count="20" meta:paragraph-count="109" meta:word-count="6249" meta:character-count="39832"/>
  </office:meta>
</office:document-meta>
</file>